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4bf" officeooo:paragraph-rsid="001de4bf"/>
    </style:style>
    <style:style style:name="P2" style:family="paragraph" style:parent-style-name="Standard" style:list-style-name="L1">
      <style:text-properties officeooo:rsid="001de4bf" officeooo:paragraph-rsid="001de4bf"/>
    </style:style>
    <style:style style:name="P3" style:family="paragraph" style:parent-style-name="Standard" style:list-style-name="L1">
      <style:text-properties officeooo:rsid="001fba7c" officeooo:paragraph-rsid="001fba7c"/>
    </style:style>
    <style:style style:name="P4" style:family="paragraph" style:parent-style-name="Standard" style:list-style-name="L1">
      <style:text-properties officeooo:rsid="0020a044" officeooo:paragraph-rsid="0020a044"/>
    </style:style>
    <style:style style:name="P5" style:family="paragraph" style:parent-style-name="Standard" style:list-style-name="L1">
      <style:text-properties officeooo:rsid="0020de59" officeooo:paragraph-rsid="0020de59"/>
    </style:style>
    <style:style style:name="P6" style:family="paragraph" style:parent-style-name="Standard" style:list-style-name="L1">
      <style:text-properties officeooo:rsid="00211dcb" officeooo:paragraph-rsid="00211dcb"/>
    </style:style>
    <style:style style:name="P7" style:family="paragraph" style:parent-style-name="Standard" style:list-style-name="L1">
      <style:text-properties officeooo:rsid="0021f0ac" officeooo:paragraph-rsid="0021f0ac"/>
    </style:style>
    <style:style style:name="T1" style:family="text">
      <style:text-properties officeooo:rsid="0021f0ac"/>
    </style:style>
    <style:style style:name="T2" style:family="text">
      <style:text-properties officeooo:rsid="0023d48b"/>
    </style:style>
    <style:style style:name="T3" style:family="text">
      <style:text-properties officeooo:rsid="002759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AMETHYST</text:p>
      <text:p text:style-name="P1"/>
      <text:list xml:id="list8929791746322617135" text:style-name="L1">
        <text:list-item>
          <text:p text:style-name="P2">As a zoo keeper, I want a notification so I can know when to refill the animals' food.</text:p>
        </text:list-item>
        <text:list-item>
          <text:p text:style-name="P2">As a visitor, I want a schedule of when shows are so I can be there on time.</text:p>
        </text:list-item>
        <text:list-item>
          <text:p text:style-name="P2">As a manager, I want a database so I can schedule who works when.</text:p>
        </text:list-item>
        <text:list-item>
          <text:p text:style-name="P2"><text:span text:style-name="T3">DONE: </text:span>As a zoo keeper, I want a database to see when the animal was last bathed so I can know when they need another bath.</text:p>
        </text:list-item>
        <text:list-item>
          <text:p text:style-name="P2">As a visitor, I want a notification so I can know if an exhibit is closed.</text:p>
        </text:list-item>
        <text:list-item>
          <text:p text:style-name="P2">As an accountant, I want a count of how many tickets are purchased in a day so I can keep track of our profits</text:p>
        </text:list-item>
        <text:list-item>
          <text:p text:style-name="P2">As an accountant, I want to keep track of which and how much food was eaten per day so I can calculate the cost.</text:p>
        </text:list-item>
        <text:list-item>
          <text:p text:style-name="P2">As a groundskeeper, I want to know which pens are broken so I can fix them quickly.</text:p>
        </text:list-item>
        <text:list-item>
          <text:p text:style-name="P2">As a zookeeper, I want a database so I can record an animal's status.</text:p>
        </text:list-item>
        <text:list-item>
          <text:p text:style-name="P2">As a visitor, I want to know when the peak hours of animals being out in the open are so I can plan when to visit the zoo.</text:p>
        </text:list-item>
        <text:list-item>
          <text:p text:style-name="P2">As a manager, I want a way to store reservations, so I can know how much room is needed for an event.</text:p>
        </text:list-item>
        <text:list-item>
          <text:p text:style-name="P3"><text:span text:style-name="T3">DONE: </text:span>As a Vet, I want a database, so I can store information about the medication the animals are on.</text:p>
        </text:list-item>
        <text:list-item>
          <text:p text:style-name="P3">As a Landscape Architect, I want a way to store landscaping plans, so I can expand the zoo later. </text:p>
        </text:list-item>
        <text:list-item>
          <text:p text:style-name="P3">As a Small Mammal Biologist, I want a database to store what kinds of animals are in the zoo, so I know which meals to prepare and which ones in each way. </text:p>
        </text:list-item>
        <text:list-item>
          <text:p text:style-name="P3">As an employee, I want controlled access to my payroll so not everyone can see it.</text:p>
        </text:list-item>
        <text:list-item>
          <text:p text:style-name="P3">As a gift shop manager, I want a system that stores how much we sell <text:span text:style-name="T1">of an item </text:span>in the gift shop so we can stock more of what's popular.</text:p>
        </text:list-item>
        <text:list-item>
          <text:p text:style-name="P4">As an accountant, I would like the software to automatically subtract the money we spend from our budget so I can keep track of how much money we have left.</text:p>
        </text:list-item>
        <text:list-item>
          <text:p text:style-name="P4">As an accountant, I want a program that will track and display profits over time so I can see trends.</text:p>
        </text:list-item>
        <text:list-item>
          <text:p text:style-name="P5">As a customer, I want a system where I can submit review<text:span text:style-name="T2">s</text:span> so I can leave complaints if I need.</text:p>
        </text:list-item>
        <text:list-item>
          <text:p text:style-name="P5">As a visitor, I want a notification system so I can know if there is an emergency.</text:p>
        </text:list-item>
        <text:list-item>
          <text:p text:style-name="P5">As the marketing director, I want a program that tracks how often someone comes to the zoo so it can send them coupons after a certain amount of visits.</text:p>
        </text:list-item>
        <text:list-item>
          <text:p text:style-name="P6">As a CEO, I want to limit what information the customers <text:span text:style-name="T2">can see</text:span> so I can protect confidential information.</text:p>
        </text:list-item>
        <text:list-item>
          <text:p text:style-name="P6">As a manager, I want the default to be read-only access but to allow certain people to have write access to information that is relevant to their job so I can limit what people can edit.</text:p>
        </text:list-item>
        <text:list-item>
          <text:p text:style-name="P6">As a non-technical individual, I want a GUI system so I can easily navigate the software.</text:p>
        </text:list-item>
        <text:list-item>
          <text:p text:style-name="P7">As a someone who is involved with the zoo, I want this software to be available on multiple platforms so I can access it anyw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9:49:39.084000000</meta:creation-date>
    <dc:date>2018-01-20T14:20:35.449644479</dc:date>
    <meta:editing-duration>PT37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577" meta:character-count="2769" meta:non-whitespace-character-count="2241"/>
  </office:meta>
</office:document-meta>
</file>